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4.9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bold" style:font-size-asian="7.5pt" style:font-style-asian="normal" style:font-weight-asian="bold" style:font-name-complex="Arial" style:font-size-complex="7.5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bold" style:font-size-asian="7.5pt" style:font-style-asian="normal" style:font-weight-asian="bold" style:font-name-complex="Arial" style:font-size-complex="7.5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bold" style:font-size-asian="7.5pt" style:font-style-asian="normal" style:font-weight-asian="bold" style:font-name-complex="Arial" style:font-size-complex="7.5pt" style:font-style-complex="normal" style:font-weight-complex="bold"/>
    </style:style>
    <style:style style:name="ce11" style:family="table-cell" style:parent-style-name="Default" style:data-style-name="N109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2" style:family="table-cell" style:parent-style-name="Default" style:data-style-name="N109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bold" style:font-size-asian="7.5pt" style:font-style-asian="normal" style:font-weight-asian="bold" style:font-name-complex="Arial" style:font-size-complex="7.5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5" style:family="table-cell" style:parent-style-name="Default" style:data-style-name="N11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6" style:family="table-cell" style:parent-style-name="Default" style:data-style-name="N109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7" style:family="table-cell" style:parent-style-name="Default" style:data-style-name="N109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bold" style:font-size-asian="7.5pt" style:font-style-asian="normal" style:font-weight-asian="bold" style:font-name-complex="Arial" style:font-size-complex="7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57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ersonalkosten - Tabelle</text:p>
          </table:table-cell>
          <table:table-cell table:number-columns-repeated="62"/>
        </table:table-row>
        <table:table-row table:style-name="ro1">
          <table:table-cell/>
          <table:table-cell table:style-name="ce3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unktion</text:p>
          </table:table-cell>
          <table:table-cell table:style-name="ce10" office:value-type="string" calcext:value-type="string">
            <text:p>Bruttogehalt p.a.*</text:p>
          </table:table-cell>
          <table:table-cell table:style-name="ce10" office:value-type="string" calcext:value-type="string">
            <text:p>Projekttage p.a.</text:p>
          </table:table-cell>
          <table:table-cell table:style-name="ce10" office:value-type="string" calcext:value-type="string">
            <text:p>Personalkosten je Projekttage</text:p>
          </table:table-cell>
          <table:table-cell table:style-name="ce10" office:value-type="string" calcext:value-type="string">
            <text:p>Arbeitsaufwand Projekttag für AP</text:p>
          </table:table-cell>
          <table:table-cell table:style-name="ce10" office:value-type="string" calcext:value-type="string">
            <text:p>Personalkosten für AP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Programmierer</text:p>
          </table:table-cell>
          <table:table-cell table:style-name="ce11" table:formula="of:=75000*2" office:value-type="float" office:value="150000" calcext:value-type="float">
            <text:p>150.000 €</text:p>
          </table:table-cell>
          <table:table-cell table:style-name="ce14" office:value-type="float" office:value="123" calcext:value-type="float">
            <text:p>123</text:p>
          </table:table-cell>
          <table:table-cell table:style-name="ce15" table:formula="of:=[.C7]/2/[.D7]" office:value-type="float" office:value="609.756097560976" calcext:value-type="float">
            <text:p>609,76 €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formula="of:=[.E7]*[.F7]" office:value-type="float" office:value="609.756097560976" calcext:value-type="float">
            <text:p>610 €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string" calcext:value-type="string">
            <text:p>Programmierer</text:p>
          </table:table-cell>
          <table:table-cell table:style-name="ce12" table:formula="of:=[.$C$7]" office:value-type="float" office:value="150000" calcext:value-type="float">
            <text:p>150.000 €</text:p>
          </table:table-cell>
          <table:table-cell table:style-name="ce8" table:formula="of:=[.$D$7]" office:value-type="float" office:value="123" calcext:value-type="float">
            <text:p>123</text:p>
          </table:table-cell>
          <table:table-cell table:style-name="ce15" table:formula="of:=[.C8]/2/[.D8]" office:value-type="float" office:value="609.756097560976" calcext:value-type="float">
            <text:p>609,76 €</text:p>
          </table:table-cell>
          <table:table-cell table:style-name="ce8" table:formula="of:=[.$F$7]" office:value-type="float" office:value="1" calcext:value-type="float">
            <text:p>1</text:p>
          </table:table-cell>
          <table:table-cell table:style-name="ce16" table:formula="of:=[.E8]*[.F8]" office:value-type="float" office:value="609.756097560976" calcext:value-type="float">
            <text:p>610 €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string" calcext:value-type="string">
            <text:p>Programmierer</text:p>
          </table:table-cell>
          <table:table-cell table:style-name="ce12" table:formula="of:=[.$C$7]" office:value-type="float" office:value="150000" calcext:value-type="float">
            <text:p>150.000 €</text:p>
          </table:table-cell>
          <table:table-cell table:style-name="ce8" table:formula="of:=[.$D$7]" office:value-type="float" office:value="123" calcext:value-type="float">
            <text:p>123</text:p>
          </table:table-cell>
          <table:table-cell table:style-name="ce15" table:formula="of:=[.C9]/2/[.D9]" office:value-type="float" office:value="609.756097560976" calcext:value-type="float">
            <text:p>609,76 €</text:p>
          </table:table-cell>
          <table:table-cell table:style-name="ce8" table:formula="of:=[.$F$7]" office:value-type="float" office:value="1" calcext:value-type="float">
            <text:p>1</text:p>
          </table:table-cell>
          <table:table-cell table:style-name="ce16" table:formula="of:=[.E9]*[.F9]" office:value-type="float" office:value="609.756097560976" calcext:value-type="float">
            <text:p>610 €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string" calcext:value-type="string">
            <text:p>Programmierer</text:p>
          </table:table-cell>
          <table:table-cell table:style-name="ce12" table:formula="of:=[.$C$7]" office:value-type="float" office:value="150000" calcext:value-type="float">
            <text:p>150.000 €</text:p>
          </table:table-cell>
          <table:table-cell table:style-name="ce8" table:formula="of:=[.$D$7]" office:value-type="float" office:value="123" calcext:value-type="float">
            <text:p>123</text:p>
          </table:table-cell>
          <table:table-cell table:style-name="ce15" table:formula="of:=[.C10]/2/[.D10]" office:value-type="float" office:value="609.756097560976" calcext:value-type="float">
            <text:p>609,76 €</text:p>
          </table:table-cell>
          <table:table-cell table:style-name="ce8" table:formula="of:=[.$F$7]" office:value-type="float" office:value="1" calcext:value-type="float">
            <text:p>1</text:p>
          </table:table-cell>
          <table:table-cell table:style-name="ce16" table:formula="of:=[.E10]*[.F10]" office:value-type="float" office:value="609.756097560976" calcext:value-type="float">
            <text:p>610 €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string" calcext:value-type="string">
            <text:p>Programmierer</text:p>
          </table:table-cell>
          <table:table-cell table:style-name="ce12" table:formula="of:=[.$C$7]" office:value-type="float" office:value="150000" calcext:value-type="float">
            <text:p>150.000 €</text:p>
          </table:table-cell>
          <table:table-cell table:style-name="ce8" table:formula="of:=[.$D$7]" office:value-type="float" office:value="123" calcext:value-type="float">
            <text:p>123</text:p>
          </table:table-cell>
          <table:table-cell table:style-name="ce15" table:formula="of:=[.C11]/2/[.D11]" office:value-type="float" office:value="609.756097560976" calcext:value-type="float">
            <text:p>609,76 €</text:p>
          </table:table-cell>
          <table:table-cell table:style-name="ce8" table:formula="of:=[.$F$7]" office:value-type="float" office:value="1" calcext:value-type="float">
            <text:p>1</text:p>
          </table:table-cell>
          <table:table-cell table:style-name="ce16" table:formula="of:=[.E11]*[.F11]" office:value-type="float" office:value="609.756097560976" calcext:value-type="float">
            <text:p>610 €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string" calcext:value-type="string">
            <text:p>Programmierer</text:p>
          </table:table-cell>
          <table:table-cell table:style-name="ce12" table:formula="of:=[.$C$7]" office:value-type="float" office:value="150000" calcext:value-type="float">
            <text:p>150.000 €</text:p>
          </table:table-cell>
          <table:table-cell table:style-name="ce8" table:formula="of:=[.$D$7]" office:value-type="float" office:value="123" calcext:value-type="float">
            <text:p>123</text:p>
          </table:table-cell>
          <table:table-cell table:style-name="ce15" table:formula="of:=[.C12]/2/[.D12]" office:value-type="float" office:value="609.756097560976" calcext:value-type="float">
            <text:p>609,76 €</text:p>
          </table:table-cell>
          <table:table-cell table:style-name="ce8" table:formula="of:=[.$F$7]" office:value-type="float" office:value="1" calcext:value-type="float">
            <text:p>1</text:p>
          </table:table-cell>
          <table:table-cell table:style-name="ce16" table:formula="of:=[.E12]*[.F12]" office:value-type="float" office:value="609.756097560976" calcext:value-type="float">
            <text:p>610 €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string" calcext:value-type="string">
            <text:p>Programmierer</text:p>
          </table:table-cell>
          <table:table-cell table:style-name="ce12" table:formula="of:=[.$C$7]" office:value-type="float" office:value="150000" calcext:value-type="float">
            <text:p>150.000 €</text:p>
          </table:table-cell>
          <table:table-cell table:style-name="ce8" table:formula="of:=[.$D$7]" office:value-type="float" office:value="123" calcext:value-type="float">
            <text:p>123</text:p>
          </table:table-cell>
          <table:table-cell table:style-name="ce15" table:formula="of:=[.C13]/2/[.D13]" office:value-type="float" office:value="609.756097560976" calcext:value-type="float">
            <text:p>609,76 €</text:p>
          </table:table-cell>
          <table:table-cell table:style-name="ce8" table:formula="of:=[.$F$7]" office:value-type="float" office:value="1" calcext:value-type="float">
            <text:p>1</text:p>
          </table:table-cell>
          <table:table-cell table:style-name="ce16" table:formula="of:=[.E13]*[.F13]" office:value-type="float" office:value="609.756097560976" calcext:value-type="float">
            <text:p>610 €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string" calcext:value-type="string">
            <text:p>Scrum-Masterin </text:p>
          </table:table-cell>
          <table:table-cell table:style-name="ce12" table:formula="of:=[.$C$7]" office:value-type="float" office:value="150000" calcext:value-type="float">
            <text:p>150.000 €</text:p>
          </table:table-cell>
          <table:table-cell table:style-name="ce8" table:formula="of:=[.$D$7]" office:value-type="float" office:value="123" calcext:value-type="float">
            <text:p>123</text:p>
          </table:table-cell>
          <table:table-cell table:style-name="ce15" table:formula="of:=[.C14]/2/[.D14]" office:value-type="float" office:value="609.756097560976" calcext:value-type="float">
            <text:p>609,76 €</text:p>
          </table:table-cell>
          <table:table-cell table:style-name="ce8" office:value-type="float" office:value="5" calcext:value-type="float">
            <text:p>5</text:p>
          </table:table-cell>
          <table:table-cell table:style-name="ce16" table:formula="of:=[.E14]*[.F14]" office:value-type="float" office:value="3048.78048780488" calcext:value-type="float">
            <text:p>3.049 €</text:p>
          </table:table-cell>
          <table:table-cell table:number-columns-repeated="57"/>
        </table:table-row>
        <table:table-row table:style-name="ro1">
          <table:table-cell table:style-name="ce1"/>
          <table:table-cell table:style-name="ce8" office:value-type="string" calcext:value-type="string">
            <text:p>Product Owner</text:p>
          </table:table-cell>
          <table:table-cell table:style-name="ce12" table:formula="of:=[.$C$7]" office:value-type="float" office:value="150000" calcext:value-type="float">
            <text:p>150.000 €</text:p>
          </table:table-cell>
          <table:table-cell table:style-name="ce8" table:formula="of:=[.$D$7]" office:value-type="float" office:value="123" calcext:value-type="float">
            <text:p>123</text:p>
          </table:table-cell>
          <table:table-cell table:style-name="ce15" table:formula="of:=[.C15]/2/[.D15]" office:value-type="float" office:value="609.756097560976" calcext:value-type="float">
            <text:p>609,76 €</text:p>
          </table:table-cell>
          <table:table-cell table:style-name="ce8" office:value-type="float" office:value="5" calcext:value-type="float">
            <text:p>5</text:p>
          </table:table-cell>
          <table:table-cell table:style-name="ce16" table:formula="of:=[.E15]*[.F15]" office:value-type="float" office:value="3048.78048780488" calcext:value-type="float">
            <text:p>3.049 €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string" calcext:value-type="string">
            <text:p>Summe</text:p>
          </table:table-cell>
          <table:table-cell table:style-name="ce13" table:number-columns-repeated="4"/>
          <table:table-cell table:style-name="ce17" table:formula="of:=SUM([.G7:.G15])" office:value-type="float" office:value="10365.8536585366" calcext:value-type="float">
            <text:p>10.366 €</text:p>
          </table:table-cell>
          <table:table-cell table:number-columns-repeated="5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.00.0000</text:date>, <text:time style:data-style-name="N2" text:time-value="08:31:01.0697893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, Koch</meta:initial-creator>
    <meta:creation-date>2020-04-28T06:53:12</meta:creation-date>
    <dc:date>2020-06-30T08:33:17.216227537</dc:date>
    <meta:editing-duration>PT16M48S</meta:editing-duration>
    <meta:generator>LibreOffice/6.4.4.2$Linux_X86_64 LibreOffice_project/40$Build-2</meta:generator>
    <meta:editing-cycles>7</meta:editing-cycles>
    <meta:document-statistic meta:table-count="1" meta:cell-count="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